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a" loext:opacity="100%" style:font-name="Times New Roman1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00000a" loext:opacity="100%" style:font-name="Times New Roman1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WW8Num2">
      <style:paragraph-properties style:text-autospace="none"/>
      <style:text-properties fo:color="#00000a" loext:opacity="100%" style:font-name="Times New Roman1" fo:font-size="11pt" style:font-size-asian="11pt" style:font-size-complex="11pt"/>
    </style:style>
    <style:style style:name="P4" style:family="paragraph" style:parent-style-name="Standard" style:list-style-name="WW8Num2">
      <style:paragraph-properties style:text-autospace="none"/>
      <style:text-properties style:font-name="Times New Roman1" fo:font-size="11pt" style:font-size-asian="11pt" style:font-size-complex="11pt"/>
    </style:style>
    <style:style style:name="P5" style:family="paragraph" style:parent-style-name="Standard" style:list-style-name="WW8Num2">
      <style:text-properties style:font-name="Times New Roman1" fo:font-size="11pt" style:font-size-asian="11pt" style:font-size-complex="11pt"/>
    </style:style>
    <style:style style:name="P6" style:family="paragraph" style:parent-style-name="Standard" style:list-style-name="WW8Num2">
      <style:text-properties style:font-name="Times New Roman1" fo:font-size="11pt" officeooo:paragraph-rsid="002131f8" style:font-size-asian="11pt" style:font-size-complex="11pt"/>
    </style:style>
    <style:style style:name="P7" style:family="paragraph" style:parent-style-name="Standard" style:list-style-name="WW8Num2">
      <style:text-properties style:font-name="Times New Roman1" fo:font-size="11pt" officeooo:paragraph-rsid="001dd4ff" style:font-size-asian="11pt" style:font-size-complex="11pt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style:font-name="Times New Roman1" fo:font-size="11pt" style:font-size-asian="11pt" style:font-size-complex="11pt"/>
    </style:style>
    <style:style style:name="P9" style:family="paragraph" style:parent-style-name="Standard" style:list-style-name="WW8Num2">
      <style:text-properties style:font-name="Times New Roman1" fo:font-size="11pt" officeooo:rsid="0020a41c" officeooo:paragraph-rsid="0022d796" style:font-size-asian="11pt" style:font-size-complex="11pt"/>
    </style:style>
    <style:style style:name="P10" style:family="paragraph" style:parent-style-name="Standard" style:list-style-name="WW8Num4">
      <style:text-properties style:font-name="Times New Roman1" fo:font-size="11pt" style:font-size-asian="11pt" style:font-size-complex="11pt"/>
    </style:style>
    <style:style style:name="P11" style:family="paragraph" style:parent-style-name="Standard" style:list-style-name="WW8Num4">
      <style:text-properties style:font-name="Times New Roman1" fo:font-size="11pt" officeooo:paragraph-rsid="00265055" style:font-size-asian="11pt" style:font-size-complex="11pt"/>
    </style:style>
    <style:style style:name="P12" style:family="paragraph" style:parent-style-name="Standard" style:list-style-name="WW8Num4">
      <style:text-properties style:font-name="Times New Roman1" fo:font-size="11pt" officeooo:rsid="001bdac1" officeooo:paragraph-rsid="001bdac1" style:font-size-asian="11pt" style:font-size-complex="11pt"/>
    </style:style>
    <style:style style:name="P13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imes New Roman1" fo:font-size="11pt" style:font-size-asian="11pt" style:font-size-complex="11pt"/>
    </style:style>
    <style:style style:name="P14" style:family="paragraph" style:parent-style-name="Standard" style:list-style-name="WW8Num2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5055" style:font-weight-asian="bold" style:font-weight-complex="bold"/>
    </style:style>
    <style:style style:name="T3" style:family="text">
      <style:text-properties fo:color="#00000a" loext:opacity="100%"/>
    </style:style>
    <style:style style:name="T4" style:family="text">
      <style:text-properties fo:color="#00000a" loext:opacity="100%" style:font-style-complex="italic" style:font-weight-complex="bold"/>
    </style:style>
    <style:style style:name="T5" style:family="text">
      <style:text-properties fo:color="#00000a" loext:opacity="100%" officeooo:rsid="001bdac1"/>
    </style:style>
    <style:style style:name="T6" style:family="text">
      <style:text-properties officeooo:rsid="001bdac1"/>
    </style:style>
    <style:style style:name="T7" style:family="text">
      <style:text-properties officeooo:rsid="001dd4ff"/>
    </style:style>
    <style:style style:name="T8" style:family="text">
      <style:text-properties officeooo:rsid="001f8b67"/>
    </style:style>
    <style:style style:name="T9" style:family="text">
      <style:text-properties officeooo:rsid="0020b4ad"/>
    </style:style>
    <style:style style:name="T10" style:family="text">
      <style:text-properties officeooo:rsid="002131f8"/>
    </style:style>
    <style:style style:name="T11" style:family="text">
      <style:text-properties officeooo:rsid="0022d796"/>
    </style:style>
    <style:style style:name="T12" style:family="text">
      <style:text-properties officeooo:rsid="0020b4ad" style:font-name-asian="Times New Roman1" style:font-name-complex="Times New Roman1"/>
    </style:style>
    <style:style style:name="T13" style:family="text">
      <style:text-properties officeooo:rsid="0022d796" style:font-name-asian="Times New Roman1" style:font-name-complex="Times New Roman1"/>
    </style:style>
    <style:style style:name="T14" style:family="text">
      <style:text-properties officeooo:rsid="0023e3e3"/>
    </style:style>
    <style:style style:name="T15" style:family="text">
      <style:text-properties officeooo:rsid="0025542d"/>
    </style:style>
    <style:style style:name="T16" style:family="text">
      <style:text-properties officeooo:rsid="00265055"/>
    </style:style>
    <style:style style:name="T17" style:family="text">
      <style:text-properties officeooo:rsid="0026ed73"/>
    </style:style>
    <style:style style:name="T18" style:family="text">
      <style:text-properties officeooo:rsid="0027db1b"/>
    </style:style>
    <style:style style:name="T19" style:family="text">
      <style:text-properties officeooo:rsid="002935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XXI<text:span text:style-name="T6">V</text:span> MIĘDZYSZKOLNE MISTRZOSTWA PIEKAR ŚLĄSKICH</text:p>
      <text:p text:style-name="P1">W MARSZACH NA ORIENTACJĘ „DIABLINO 202<text:span text:style-name="T6">2</text:span>”</text:p>
      <text:p text:style-name="P1"><text:span text:style-name="T6">6</text:span>. runda Pucharu Województwa Śląskiego w Marszach na Orientację</text:p>
      <text:p text:style-name="P2">REGULAMIN</text:p>
      <text:list xml:id="list1603707958" text:style-name="WW8Num2">
        <text:list-item>
          <text:p text:style-name="P4"><text:span text:style-name="T4">Cele imprezy: </text:span></text:p>
          <text:list>
            <text:list-item>
              <text:p text:style-name="P3">popularyzacja turystycznych marszów na orientację;</text:p>
            </text:list-item>
            <text:list-item>
              <text:p text:style-name="P4"><text:span text:style-name="T3">wyłonienie najlepszych uczestników MnO „DIABLINO 202</text:span><text:span text:style-name="T5">2</text:span><text:span text:style-name="T3">”;</text:span></text:p>
            </text:list-item>
            <text:list-item>
              <text:p text:style-name="P3">integracja środowiska turystycznego;</text:p>
            </text:list-item>
            <text:list-item>
              <text:p text:style-name="P4"><text:span text:style-name="T3">nauka czytania i orientowania mapy</text:span></text:p>
            </text:list-item>
            <text:list-item>
              <text:p text:style-name="P3">rekreacja na wolnym powietrzu</text:p>
            </text:list-item>
          </text:list>
        </text:list-item>
        <text:list-item>
          <text:p text:style-name="P5">Termin i miejsce: 1<text:span text:style-name="T6">0</text:span> września 202<text:span text:style-name="T6">2</text:span> roku (sobota). <text:span text:style-name="T10">Las Diablina w Piekarach Śl.</text:span></text:p>
        </text:list-item>
        <text:list-item>
          <text:p text:style-name="P4"><text:span text:style-name="T4">Rodzaj imprezy</text:span><text:span text:style-name="T3">: dzienna, piesza, nizinna, turystyczna, regionalna (2 punkty do OInO).</text:span></text:p>
        </text:list-item>
        <text:list-item>
          <text:p text:style-name="P5">Organizator: MOSiR Piekary Śl.</text:p>
        </text:list-item>
      </text:list>
      <text:p text:style-name="P8"><text:s/><text:tab/>Obsługa techniczna: członkowie KTK „be loć” MDK Piekary Śl.</text:p>
      <text:list xml:id="list2303693879488" text:continue-numbering="true" text:style-name="WW8Num2">
        <text:list-item>
          <text:p text:style-name="P6">Baza terenowo – samochodowa, <text:span text:style-name="T8"><text:s/>(WGS 1984) 50,40</text:span><text:span text:style-name="T9">102</text:span><text:span text:style-name="T12">º</text:span><text:span text:style-name="T8"> <text:s/>18,9726</text:span><text:span text:style-name="T9">4</text:span><text:span text:style-name="T12">º</text:span></text:p>
          <text:p text:style-name="P9">albo <text:span text:style-name="T9">50</text:span><text:span text:style-name="T12">º 24,061’ </text:span><text:span text:style-name="T13">18</text:span><text:span text:style-name="T12">º </text:span><text:span text:style-name="T13">58,358’ albo 50</text:span><text:span text:style-name="T12">º </text:span><text:span text:style-name="T13">24’ 3,7” <text:s/>18</text:span><text:span text:style-name="T12">º </text:span><text:span text:style-name="T13">58’ 21,5”</text:span></text:p>
          <text:p text:style-name="P7">parking przy <text:span text:style-name="T6">cmentarzu </text:span>w dzielnicy Piekar Śl. <text:span text:style-name="T6">Józefka</text:span>, <text:span text:style-name="T6">skrzyżowanie ulic Jana Pawła II i Józefskiej, </text:span><text:span text:style-name="T7">lub przy restauracji Dworek Donnersmarck</text:span><text:span text:style-name="T6"> </text:span><text:span text:style-name="T7">dojście do startu 400 m </text:span><text:span text:style-name="T11">oznakowane</text:span></text:p>
        </text:list-item>
        <text:list-item>
          <text:p text:style-name="P5">Zespół organizacyjny: </text:p>
          <text:list>
            <text:list-item>
              <text:p text:style-name="P5">kierownik imprezy/sędzia główny/<text:span text:style-name="T11">budowniczy tras</text:span>: Michał Połeć</text:p>
            </text:list-item>
            <text:list-item>
              <text:p text:style-name="P5">sekretariat imprezy: <text:span text:style-name="T14">członkowie KTK „be loć”</text:span></text:p>
            </text:list-item>
            <text:list-item>
              <text:p text:style-name="P5">nadzór merytoryczny, obsługa zgłoszeń: Wojciech Boryczka PInO nr 306</text:p>
            </text:list-item>
          </text:list>
        </text:list-item>
        <text:list-item>
          <text:p text:style-name="P5">Zgłoszenia do <text:span text:style-name="T16">6</text:span> września mailem: nudel@poczta.fm lub sms/<text:span text:style-name="T14">WhatsApp</text:span> 604811451 z podaniem <text:span text:style-name="T1">imiennego składu, kategorii, organizacji, </text:span><text:span text:style-name="T2">miejscowości</text:span><text:span text:style-name="T1"> i roczników</text:span></text:p>
        </text:list-item>
        <text:list-item>
          <text:p text:style-name="P5">Wpisowe: 20,00 zł od osoby; wpłaty na konto organizatora: 02 1020 2313 0000 3802 0555 9697 <text:span text:style-name="T14">tytułem: Diablino;</text:span> na starcie należy okazać dowód wpłaty</text:p>
        </text:list-item>
        <text:list-item>
          <text:p text:style-name="P5">Trasy/kategorie wiekowe:</text:p>
        </text:list-item>
      </text:list>
      <text:list xml:id="list1096161699" text:style-name="WW8Num4">
        <text:list-item>
          <text:p text:style-name="P10">TD <text:span text:style-name="T14">(dzieci) </text:span>– urodzeni w <text:span text:style-name="T15">roku </text:span>200<text:span text:style-name="T6">9</text:span> i <text:span text:style-name="T15">później;</text:span> do 2 osób, łatwa, bez zadań, 2 km</text:p>
        </text:list-item>
        <text:list-item>
          <text:p text:style-name="P10">TM <text:span text:style-name="T14">(młodzicy) </text:span>– urodzeni <text:span text:style-name="T15">w roku</text:span> 200<text:span text:style-name="T6">6</text:span> <text:span text:style-name="T15">i później; </text:span>do 2 osób, łatwa, 3 km</text:p>
        </text:list-item>
        <text:list-item>
          <text:p text:style-name="P10">TJ <text:span text:style-name="T14">(juniorzy) </text:span>– urodzeni w <text:span text:style-name="T15">roku</text:span> 200<text:span text:style-name="T6">2</text:span> <text:span text:style-name="T15">i później;</text:span> do 2 osób, trudna, 4 km</text:p>
        </text:list-item>
        <text:list-item>
          <text:p text:style-name="P10">TS <text:span text:style-name="T14">(seniorzy) </text:span>– <text:span text:style-name="T15">bez ograniczeń wiekowych</text:span>, start indywidualny, <text:span text:style-name="T16">bardzo</text:span> trudna, 5 km</text:p>
        </text:list-item>
        <text:list-item>
          <text:p text:style-name="P10">T<text:span text:style-name="T14">K</text:span> <text:span text:style-name="T10">(koneserzy) </text:span>– urodzeni w <text:span text:style-name="T15">roku</text:span> 19<text:span text:style-name="T16">72</text:span> <text:span text:style-name="T16">i wcześniej;</text:span> start indywidualny, umiarkowanie trudna, 4 km</text:p>
        </text:list-item>
        <text:list-item>
          <text:p text:style-name="P11">TW <text:span text:style-name="T10">(weterani) </text:span>– urodzeni w 195<text:span text:style-name="T16">7 </text:span>i wcześniej; start indywidualny, łatwa, 3 km</text:p>
        </text:list-item>
        <text:list-item>
          <text:p text:style-name="P12">T<text:span text:style-name="T14">N</text:span> <text:span text:style-name="T10">(nestorzy) </text:span>– urodzeni <text:span text:style-name="T10">w 1942 i wcześniej; bardzo łatwa, 2 km</text:span></text:p>
        </text:list-item>
      </text:list>
      <text:list xml:id="list2304360557795" text:continue-list="list2303693879488" text:style-name="WW8Num2">
        <text:list-item>
          <text:p text:style-name="P5">Dopuszcza się start <text:span text:style-name="T7">na dowolnej trasie</text:span> i <text:span text:style-name="T7">w dowolnym </text:span>skład<text:span text:style-name="T7">zie</text:span> poza konkurencją (RK)</text:p>
        </text:list-item>
        <text:list-item>
          <text:p text:style-name="P5">Mapa dla wszystkich kategorii w skali ok. 1:10000, wystarczająco aktualna, ilość treści adekwatna do poziomu trudności kategorii, możliwe zadania kartograficzne. </text:p>
        </text:list-item>
        <text:list-item>
          <text:p text:style-name="P5">Klasyfikacja: zasady punktacji zgodnie z zaleceniami KInO ZG PTTK. </text:p>
        </text:list-item>
        <text:list-item>
          <text:p text:style-name="P5">Zapewniamy: <text:s/>materiały startowe, okolicznościową odznakę, potwierdzenie punktów do Odznaki InO – 2 pkt, plakietkę do książeczki ino, dobrą zabawę na trasach.</text:p>
        </text:list-item>
        <text:list-item>
          <text:p text:style-name="P14">Program: <text:span text:style-name="T10">otwarcie punktu zgłoszeń 10:00; </text:span>minuta „0” 1<text:span text:style-name="T10">1</text:span>:00. Zamknięcie mety 1<text:span text:style-name="T10">6</text:span>:00, starty interwałowe – czasy startu oraz wyniki <text:s/>będą przesłane mailem lu<text:span text:style-name="T10">b na </text:span>sms podany przy zgłoszeniu. Prosimy o podchodzenie do miejsca startu 2 minuty przed czasem startu danego zespołu.</text:p>
        </text:list-item>
        <text:list-item>
          <text:p text:style-name="P5">Wyposażenie: Kompas/ busola (możliwość wypożyczenia), oprawka na mapę, coś do pisania, <text:span text:style-name="T7">podstawowe przybory kreślarskie, </text:span>ubiór umożliwiający swobodne poruszanie się w terenie. </text:p>
        </text:list-item>
        <text:list-item>
          <text:p text:style-name="P5">ZABRANIA się pod groźbą dyskwalifikacji korzystania z systemów nawigacji satelitarnej, innych map, pomocy opiekunów i osób trzecich.</text:p>
        </text:list-item>
        <text:list-item>
          <text:p text:style-name="P5">Komunikacja: polecamy dojazd własnym środkiem transportu, <text:span text:style-name="T18">możliwy dojazd </text:span><text:span text:style-name="T19">autobusem </text:span><text:span text:style-name="T18">KZK GOP nr </text:span><text:span text:style-name="T19">linii:</text:span><text:span text:style-name="T18"> 7</text:span><text:span text:style-name="T19">80, 53, M116, przystanek Kolonia Józefka Cmentarz.</text:span></text:p>
        </text:list-item>
        <text:list-item>
          <text:p text:style-name="P5">Zasady związane z obostrzeniami epidemicznymi - <text:s/>organizacja startu/mety: <text:span text:style-name="T17">brak</text:span> wspólnej odprawy i zakończenia, przy samochodzie startowym maksymalna grupa to 5 osób.</text:p>
        </text:list-item>
        <text:list-item>
          <text:p text:style-name="P5">Postanowienia końcowe: impreza odbędzie się bez względu na warunki atmosferyczne; nie wysyłamy potwierdzeń <text:span text:style-name="T17">zgłoszenia</text:span>; ubezpieczenia we własnym zakresie; <text:span text:style-name="T17">dokonanie zgłoszenia oznacza akceptację regulaminu i </text:span><text:span text:style-name="T18">zgodę na</text:span><text:span text:style-name="T17"> publikację wyników; </text:span>nie ponosimy odpowiedzialności za szkody poniesione lub spowodowane przez startujących lub osoby trzecie.</text:p>
        </text:list-item>
      </text:list>
      <text:p text:style-name="P13">ZAPRASZAM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l" fo:country="PL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Domyślna_20_czcionka_20_akapitu" style:display-name="Domyślna czcionka akapitu" style:family="text"/>
    <style:style style:name="Internet_20_link" style:display-name="Internet link" style:family="text" style:parent-style-name="Domyślna_20_czcionka_20_akapitu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." style:num-suffix="." text:bullet-char="">
        <style:list-level-properties text:list-level-position-and-space-mode="label-alignment">
          <style:list-level-label-alignment text:label-followed-by="listtab" text:list-tab-stop-position="2.54cm" fo:text-indent="-1.365cm" fo:margin-left="3.27cm"/>
        </style:list-level-properties>
        <style:text-properties style:font-name="Symbol"/>
      </text:list-level-style-bullet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">
        <style:list-level-properties text:list-level-position-and-space-mode="label-alignment">
          <style:list-level-label-alignment text:label-followed-by="listtab" text:list-tab-stop-position="1.27cm" fo:text-indent="-1.365cm" fo:margin-left="2cm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">
        <style:list-level-properties text:list-level-position-and-space-mode="label-alignment">
          <style:list-level-label-alignment text:label-followed-by="listtab" text:list-tab-stop-position="2.54cm" fo:text-indent="-1.365cm" fo:margin-left="3.27cm"/>
        </style:list-level-properties>
        <style:text-properties style:font-name="Symbol"/>
      </text:list-level-style-bullet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1.903cm" fo:margin-left="1.545cm" fo:margin-right="1.46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XVI Mroźne Marsze na Orientację</dc:title>
    <dc:subject/>
    <meta:keyword/>
    <dc:description/>
    <meta:initial-creator>Wojtas</meta:initial-creator>
    <meta:creation-date>2021-09-08T11:07:00</meta:creation-date>
    <dc:date>2022-08-24T00:23:03.411000000</dc:date>
    <meta:editing-cycles>4</meta:editing-cycles>
    <meta:editing-duration>PT18M52S</meta:editing-duration>
    <meta:generator>LibreOffice/7.3.4.2$Windows_X86_64 LibreOffice_project/728fec16bd5f605073805c3c9e7c4212a0120dc5</meta:generator>
    <meta:document-statistic meta:table-count="0" meta:image-count="0" meta:object-count="0" meta:page-count="1" meta:paragraph-count="42" meta:word-count="543" meta:character-count="3761" meta:non-whitespace-character-count="3271"/>
  </office:meta>
</office:document-meta>
</file>